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ahoma5" svg:font-family="Tahoma"/>
    <style:font-face style:name="DejaVu Sans" svg:font-family="'DejaVu Sans'" style:font-family-generic="swiss"/>
    <style:font-face style:name="Tahoma1" svg:font-family="Tahoma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2" style:family="table">
      <style:table-properties style:width="13.628cm" table:align="margins" style:may-break-between-rows="false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2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2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2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2">
      <style:text-properties fo:font-weight="bold" officeooo:paragraph-rsid="0016325e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keep-with-next="always"/>
      <style:text-properties style:font-name="Tahoma2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ahoma2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officeooo:rsid="0023684a" officeooo:paragraph-rsid="0023684a"/>
    </style:style>
    <style:style style:name="P12" style:family="paragraph" style:parent-style-name="Standard">
      <style:text-properties officeooo:paragraph-rsid="0024b1b4"/>
    </style:style>
    <style:style style:name="P13" style:family="paragraph" style:parent-style-name="Standard">
      <style:text-properties officeooo:paragraph-rsid="002f287b"/>
    </style:style>
    <style:style style:name="P14" style:family="paragraph" style:parent-style-name="Standard">
      <style:text-properties officeooo:paragraph-rsid="002707cb"/>
    </style:style>
    <style:style style:name="P15" style:family="paragraph" style:parent-style-name="Standard">
      <style:text-properties officeooo:paragraph-rsid="002d8d27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f752"/>
    </style:style>
    <style:style style:name="T3" style:family="text">
      <style:text-properties style:text-underline-style="solid" style:text-underline-width="auto" style:text-underline-color="font-color" officeooo:rsid="0016325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b1b4" style:font-weight-asian="bold" style:font-weight-complex="bold"/>
    </style:style>
    <style:style style:name="T6" style:family="text">
      <style:text-properties fo:font-weight="bold" officeooo:rsid="0031a143" style:font-weight-asian="bold" style:font-weight-complex="bold"/>
    </style:style>
    <style:style style:name="T7" style:family="text">
      <style:text-properties style:font-name="Tahoma1"/>
    </style:style>
    <style:style style:name="T8" style:family="text">
      <style:text-properties style:font-name="Tahoma1" style:font-size-complex="11pt"/>
    </style:style>
    <style:style style:name="T9" style:family="text">
      <style:text-properties style:font-name="Tahoma1" fo:font-weight="bold" officeooo:rsid="00401d5e" style:font-weight-asian="bold" style:font-size-complex="11pt" style:font-weight-complex="bold"/>
    </style:style>
    <style:style style:name="T10" style:family="text">
      <style:text-properties style:font-name="Tahoma1" fo:font-weight="bold" officeooo:rsid="0024b1b4" style:font-weight-asian="bold" style:font-size-complex="11pt" style:font-weight-complex="bold"/>
    </style:style>
    <style:style style:name="T11" style:family="text">
      <style:text-properties style:font-name="Tahoma1" fo:font-weight="bold" officeooo:rsid="002ecfcf" style:font-weight-asian="bold" style:font-size-complex="11pt" style:font-weight-complex="bold"/>
    </style:style>
    <style:style style:name="T12" style:family="text">
      <style:text-properties style:font-name="Tahoma1" fo:font-weight="bold" officeooo:rsid="002f287b" style:font-weight-asian="bold" style:font-size-complex="11pt" style:font-weight-complex="bold"/>
    </style:style>
    <style:style style:name="T13" style:family="text">
      <style:text-properties style:font-name="Tahoma1" fo:font-weight="bold" officeooo:rsid="0032f4f5" style:font-weight-asian="bold" style:font-size-complex="11pt" style:font-weight-complex="bold"/>
    </style:style>
    <style:style style:name="T14" style:family="text">
      <style:text-properties style:font-name="Tahoma1" fo:font-weight="normal" style:font-weight-asian="normal" style:font-size-complex="11pt" style:font-weight-complex="normal"/>
    </style:style>
    <style:style style:name="T15" style:family="text">
      <style:text-properties style:font-name="Tahoma1" fo:font-weight="normal" officeooo:rsid="002f287b" style:font-weight-asian="normal" style:font-size-complex="11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4b1b4" style:font-weight-asian="normal" style:font-weight-complex="normal"/>
    </style:style>
    <style:style style:name="T18" style:family="text">
      <style:text-properties fo:font-weight="normal" officeooo:rsid="002f287b" style:font-weight-asian="normal" style:font-weight-complex="normal"/>
    </style:style>
    <style:style style:name="T19" style:family="text">
      <style:text-properties fo:font-weight="normal" officeooo:rsid="0032f4f5" style:font-weight-asian="normal" style:font-weight-complex="normal"/>
    </style:style>
    <style:style style:name="T20" style:family="text">
      <style:text-properties officeooo:rsid="002ecfcf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10.5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54187488" text:id="ct54187488">
          <text:insertion>
            <office:change-info>
              <dc:creator>Gauthier Bastien</dc:creator>
              <dc:date>2014-09-09T11:49:00</dc:date>
            </office:change-info>
          </text:insertion>
        </text:changed-region>
        <text:changed-region xml:id="ct54188016" text:id="ct54188016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54188224" text:id="ct54188224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54217536" text:id="ct54217536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54212128" text:id="ct54212128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54303008" text:id="ct54303008">
          <text:insertion>
            <office:change-info>
              <dc:creator>Auteur inconnu</dc:creator>
              <dc:date>2015-10-28T13:26:00</dc:date>
            </office:change-info>
          </text:insertion>
        </text:changed-region>
        <text:changed-region xml:id="ct54309456" text:id="ct54309456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54591056" text:id="ct5459105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4590672" text:id="ct54590672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54592160" text:id="ct5459216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54626048" text:id="ct5462604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4589520" text:id="ct54589520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54426336" text:id="ct54426336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54728416" text:id="ct5472841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4583472" text:id="ct54583472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54621696" text:id="ct5462169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4592544" text:id="ct54592544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54497280" text:id="ct54497280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54638560" text:id="ct54638560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54409968" text:id="ct54409968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54495024" text:id="ct54495024">
          <text:insertion>
            <office:change-info>
              <dc:creator>Gauthier Bastien</dc:creator>
              <dc:date>2015-01-29T11:0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54187488"/>self.displayValue(self.listProposingGroups(),self.getProposingGroup())<text:change-end text:change-id="ct54187488"/></text:p>
          <text:p text:style-name="P3"><text:line-break/>Correspondant :<text:line-break/><text:change-start text:change-id="ct54188016"/>self.portal_membership.getMemberInfo(self.Creator())['fullname']<text:change-end text:change-id="ct54188016"/></text:p>
          <text:p text:style-name="P3"><text:line-break/>Références : <text:change-start text:change-id="ct54188224"/>self.getItemReference()<text:change-end text:change-id="ct54188224"/></text:p>
        </draw:text-box>
      </draw:frame>
      <text:p text:style-name="Standard2">Du registre aux délibérations du <text:change-start text:change-id="ct54217536"/>self.portal_plonemeeting.getMeetingConfig(self).Title()<text:change-end text:change-id="ct54217536"/> a été extrait ce qui suit :<text:line-break/></text:p>
      <text:p text:style-name="P4">Séance du <text:change-start text:change-id="ct54212128"/>self.getMeeting().Title()<text:change-end text:change-id="ct54212128"/></text:p>
      <text:p text:style-name="Standard2"><text:line-break/><text:span text:style-name="T1">Etaient présents :</text:span></text:p>
      <text:p text:style-name="P8"><office:annotation><dc:date>2009-09-29T00:00:00</dc:date><text:p>do text</text:p><text:p>from xhtml(self.getStrikedItemAssembly(groupByDuty=True))</text:p></office:annotation>Assemblée</text:p>
      <text:p text:style-name="P7"><text:span text:style-name="T1">Objet n° </text:span><text:change-start text:change-id="ct54303008"/><text:span text:style-name="T3">self</text:span><text:span text:style-name="T1">.getItemNumber(relativeTo='meeting', </text:span><text:span text:style-name="T2">for_display=True</text:span><text:span text:style-name="T1">)</text:span><text:change-end text:change-id="ct54303008"/><text:span text:style-name="T1"> : </text:span><text:change-start text:change-id="ct54309456"/><text:span text:style-name="T1">self.</text:span>Title()<text:change-end text:change-id="ct54309456"/></text:p>
      <text:p text:style-name="Standard2"/>
      <text:p text:style-name="P11"><office:annotation><dc:creator>Auteur inconnu</dc:creator><dc:date>2017-01-02T16:15:57</dc:date><text:list text:style-name=""><text:list-item><text:p text:style-name="P16"><text:span text:style-name="T22">do text if self.getMotivation()</text:span></text:p></text:list-item><text:list-item><text:p text:style-name="P16"><text:span text:style-name="T22">from xhtml(self.getMotivation())</text:span></text:p></text:list-item></text:list></office:annotation>motivation</text:p>
      <text:section text:style-name="Sect1" text:name="avis simple">
        <text:p text:style-name="P14"><office:annotation><dc:creator>Auteur inconnu</dc:creator><dc:date>2017-01-02T16:18:10</dc:date><text:list text:continue-numbering="true" text:style-name=""><text:list-item><text:p text:style-name="P16"><text:span text:style-name="T22">do section- for advice in view.printFinanceAdvice('simple')</text:span></text:p></text:list-item></text:list></office:annotation><text:span text:style-name="Police_20_par_20_défaut">Considérant l'avis </text:span><text:span text:style-name="Police_20_par_20_défaut"><text:span text:style-name="T20"><text:text-input text:description="">advice['type_translated']</text:text-input></text:span></text:span><text:span text:style-name="Police_20_par_20_défaut"> du Directeur financier remis en date du </text:span><text:span text:style-name="Police_20_par_20_défaut"><text:span text:style-name="Strong_20_Emphasis"><text:span text:style-name="T19"><text:text-input text:description="">advice['item_transmitted_on']</text:text-input></text:span></text:span></text:span><text:span text:style-name="Police_20_par_20_défaut"><text:span text:style-name="Strong_20_Emphasis"><text:span text:style-name="T17">,</text:span></text:span></text:span></text:p>
      </text:section>
      <text:section text:style-name="Sect1" text:name="avis legal">
        <text:p text:style-name="P13"><text:span text:style-name="T7"><office:annotation><dc:creator>Auteur inconnu</dc:creator><dc:date>2017-01-02T16:19:06</dc:date><text:list text:continue-numbering="true" text:style-name=""><text:list-item><text:p text:style-name="P16"><text:span text:style-name="T21">do section- for advice in </text:span><text:span text:style-name="T21">view</text:span><text:span text:style-name="T21">.printFinanceAdvice('legal')</text:span></text:p></text:list-item></text:list></office:annotation></text:span><text:span text:style-name="Police_20_par_20_défaut"><text:span text:style-name="T8">Considérant la transmission du dossier au Directeur financier pour avis préalable en date du </text:span></text:span><text:span text:style-name="Strong_20_Emphasis"><text:span text:style-name="T13"><text:text-input text:description="">advice['item_transmitted_on']</text:text-input></text:span></text:span><text:span text:style-name="Police_20_par_20_défaut"><text:span text:style-name="T12">,</text:span></text:span></text:p>
        <text:p text:style-name="Standard"><text:span text:style-name="Police_20_par_20_défaut"><text:span text:style-name="T9">Considérant l'avis </text:span></text:span><text:span text:style-name="Police_20_par_20_défaut"><text:span text:style-name="T11"><text:text-input text:description="">advice['type_translated']</text:text-input></text:span></text:span><text:span text:style-name="Police_20_par_20_défaut"><text:span text:style-name="T9"> du Directeur financier remis en date du </text:span></text:span><text:span text:style-name="Police_20_par_20_défaut"><text:span text:style-name="T10"><text:text-input text:description="">advice['advice_given_on']</text:text-input></text:span></text:span><text:span text:style-name="Strong_20_Emphasis"><text:span text:style-name="T14">,</text:span></text:span></text:p>
      </text:section>
      <text:section text:style-name="Sect1" text:name="avis non donné">
        <text:p text:style-name="P15"><office:annotation><dc:creator>Auteur inconnu</dc:creator><dc:date>2017-01-02T16:19:16</dc:date><text:list text:continue-numbering="true" text:style-name=""><text:list-item><text:p text:style-name="P16"><text:span text:style-name="T21">do section- for advice in </text:span><text:span text:style-name="T21">view</text:span><text:span text:style-name="T21">.printFinanceAdvice('not_given')</text:span></text:p></text:list-item></text:list></office:annotation><text:span text:style-name="Police_20_par_20_défaut">Considérant la transmission du dossier au Directeur financier pour avis préalable en date du</text:span><text:span text:style-name="Police_20_par_20_défaut"><text:span text:style-name="T4"> </text:span></text:span><text:bookmark-start text:name="__DdeLink__1237_1781793442"/><text:span text:style-name="Police_20_par_20_défaut"><text:span text:style-name="T6"><text:text-input text:description="">advice['item_transmitted_on']</text:text-input></text:span></text:span><text:bookmark-end text:name="__DdeLink__1237_1781793442"/>,</text:p>
        <text:p text:style-name="Standard"><text:span text:style-name="Police_20_par_20_défaut">Considérant l'avis non rendu par le Directeur financier,</text:span></text:p>
      </text:section>
      <text:section text:style-name="Sect1" text:name="avis initiative">
        <text:p text:style-name="P12"><office:annotation><dc:creator>Auteur inconnu</dc:creator><dc:date>2017-01-02T16:19:27</dc:date><text:list text:continue-numbering="true" text:style-name=""><text:list-item><text:p text:style-name="P16"><text:span text:style-name="T21">do section- for advice in </text:span><text:span text:style-name="T21">view</text:span><text:span text:style-name="T21">.printFinanceAdvice('initiative')</text:span></text:p></text:list-item></text:list></office:annotation><text:span text:style-name="Police_20_par_20_défaut">Considérant l'avis d'initiative </text:span><text:span text:style-name="Police_20_par_20_défaut"><text:span text:style-name="T20"><text:text-input text:description="">advice['type_translated']</text:text-input></text:span></text:span><text:span text:style-name="Police_20_par_20_défaut"> du Directeur financier remis en date du </text:span><text:span text:style-name="Police_20_par_20_défaut"><text:span text:style-name="T5"><text:text-input text:description="">advice['advice_given_on']</text:text-input></text:span></text:span><text:span text:style-name="Strong_20_Emphasis"><text:span text:style-name="T16">,</text:span></text:span></text:p>
      </text:section>
      <text:p text:style-name="P11"><office:annotation><dc:creator>Auteur inconnu</dc:creator><dc:date>2017-01-02T16:15:23</dc:date><text:p><text:span text:style-name="T25">do text</text:span></text:p><text:p text:style-name="P16"><text:span text:style-name="T26">from xhtml(view.printXhtml(self, ('&lt;p&gt;&lt;strong&gt;DECIDE:&lt;/strong&gt;&lt;/p&gt;', self.getDecision()), keepWithNext=True))</text:span></text:p></office:annotation>decision</text:p>
      <text:p text:style-name="pmParaKeepWithNext"><text:line-break/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6"><text:span text:style-name="T24">do text if self.getItemSignatures()</text:span></text:p></office:annotation><text:change-start text:change-id="ct54591056"/>self.getItemSignatures().split('\n')[0]<text:change-end text:change-id="ct54591056"/></text:p>
            <text:p text:style-name="P5"><office:annotation><dc:creator>Gauthier Bastien</dc:creator><dc:date>2013-01-17T15:13:33</dc:date><text:p text:style-name="P16"><text:span text:style-name="T23">do text if not self.getItemSignatures()</text:span></text:p></office:annotation><text:change-start text:change-id="ct54590672"/>self.getItemSignatories(theObjects=True)[1].getGender()=='m' and 'Le' or 'La'<text:change-end text:change-id="ct54590672"/> <office:annotation><dc:creator>Gauthier Bastien</dc:creator><dc:date>2013-01-17T15:13:33</dc:date><text:p text:style-name="P16"><text:span text:style-name="T23">do text if not self.getItemSignatures()</text:span></text:p></office:annotation><text:change-start text:change-id="ct54592160"/>self.getItemSignatories(theObjects=True)[1].getDuty()<text:change-end text:change-id="ct54592160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6"><text:span text:style-name="T23">do text if self.getItemSignatures()</text:span></text:p></office:annotation><text:change-start text:change-id="ct54626048"/>self.getItemSignatures().split('\n')[2]<text:change-end text:change-id="ct54626048"/></text:p>
            <text:p text:style-name="P6"><office:annotation><dc:creator>Gauthier Bastien</dc:creator><dc:date>2013-01-17T15:13:33</dc:date><text:p text:style-name="P16"><text:span text:style-name="T23">do text if not self.getItemSignatures()</text:span></text:p></office:annotation><text:change-start text:change-id="ct54589520"/>self.getItemSignatories(theObjects=True)[0].getGender()=='m' and 'Le' or 'La'<text:change-end text:change-id="ct54589520"/> <office:annotation><dc:creator>Gauthier Bastien</dc:creator><dc:date>2013-01-17T15:13:33</dc:date><text:p text:style-name="P16"><text:span text:style-name="T23">do text if not self.getItemSignatures()</text:span></text:p></office:annotation><text:change-start text:change-id="ct54426336"/>self.getItemSignatories(theObjects=True)[0].getDuty()<text:change-end text:change-id="ct54426336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6"><text:span text:style-name="T24">do text if self.getItemSignatures()</text:span></text:p></office:annotation><text:change-start text:change-id="ct54728416"/>self.getItemSignatures().split('\n')[1]<text:change-end text:change-id="ct54728416"/></text:p>
            <text:p text:style-name="P5"><office:annotation><dc:creator>Gauthier Bastien</dc:creator><dc:date>2013-01-17T15:13:33</dc:date><text:p text:style-name="P16"><text:span text:style-name="T23">do text if not self.getItemSignatures()</text:span></text:p></office:annotation><text:change-start text:change-id="ct54583472"/>self.getItemSignatories(theObjects=True)[1].Title()<text:change-end text:change-id="ct54583472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6"><text:span text:style-name="T24">do text if self.getItemSignatures()</text:span></text:p></office:annotation><text:change-start text:change-id="ct54621696"/>self.getItemSignatures().split('\n')[3]<text:change-end text:change-id="ct54621696"/></text:p>
            <text:p text:style-name="P6"><office:annotation><dc:creator>Gauthier Bastien</dc:creator><dc:date>2013-01-17T15:13:33</dc:date><text:p text:style-name="P16"><text:span text:style-name="T23">do text if not self.getItemSignatures()</text:span></text:p></office:annotation><text:change-start text:change-id="ct54592544"/>self.getItemSignatories(theObjects=True)[0].Title()<text:change-end text:change-id="ct54592544"/></text:p>
          </table:table-cell>
        </table:table-row>
        <table:table-row>
          <table:table-cell table:style-name="Tableau2.A1" table:number-columns-spanned="2" office:value-type="string">
            <text:p text:style-name="P10"><text:line-break/>POUR EXTRAIT CONFORME :</text:p>
          </table:table-cell>
          <table:covered-table-cell/>
        </table:table-row>
        <table:table-row>
          <table:table-cell table:style-name="Tableau2.A1" office:value-type="string">
            <text:p text:style-name="P5"><text:change-start text:change-id="ct54497280"/>self.adapted().getCertifiedSignatures()[0]<text:change-end text:change-id="ct54497280"/></text:p>
          </table:table-cell>
          <table:table-cell table:style-name="Tableau2.A1" office:value-type="string">
            <text:p text:style-name="P6"><text:change-start text:change-id="ct54638560"/>self.adapted().getCertifiedSignatures()[2]<text:change-end text:change-id="ct54638560"/></text:p>
          </table:table-cell>
        </table:table-row>
        <table:table-row>
          <table:table-cell table:style-name="Tableau2.A1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  <table:table-row>
          <table:table-cell table:style-name="Tableau2.A1" office:value-type="string">
            <text:p text:style-name="P5"><text:change-start text:change-id="ct54409968"/>self.adapted().getCertifiedSignatures()[1]<text:change-end text:change-id="ct54409968"/></text:p>
          </table:table-cell>
          <table:table-cell table:style-name="Tableau2.A1" office:value-type="string">
            <text:p text:style-name="P6"><text:change-start text:change-id="ct54495024"/>self.adapted().getCertifiedSignatures()[3]<text:change-end text:change-id="ct54495024"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Tahoma5" svg:font-family="Tahoma"/>
    <style:font-face style:name="DejaVu Sans" svg:font-family="'DejaVu Sans'" style:font-family-generic="swiss"/>
    <style:font-face style:name="Tahoma1" svg:font-family="Tahoma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style:font-name="Tahoma" fo:font-family="Tahoma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>
      <style:paragraph-properties fo:margin-top="0cm" fo:margin-bottom="0.212cm" loext:contextual-spacing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3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5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5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creation-date>2015-01-19T08:51:35</meta:creation-date>
    <dc:language>fr-FR</dc:language>
    <meta:editing-cycles>35</meta:editing-cycles>
    <meta:editing-duration>PT2H3M57S</meta:editing-duration>
    <meta:initial-creator>Gauthier Bastien</meta:initial-creator>
    <dc:date>2017-01-19T10:58:30.168600047</dc:date>
    <meta:document-statistic meta:table-count="1" meta:image-count="0" meta:object-count="0" meta:page-count="1" meta:paragraph-count="32" meta:word-count="175" meta:character-count="1974" meta:non-whitespace-character-count="1845"/>
    <meta:user-defined meta:name="Info 1"/>
    <meta:user-defined meta:name="Info 2"/>
    <meta:user-defined meta:name="Info 3"/>
    <meta:user-defined meta:name="Info 4"/>
  </office:meta>
</office:document-meta>
</file>